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9bb47" officeooo:paragraph-rsid="0009bb47"/>
    </style:style>
    <style:style style:name="P2" style:family="paragraph" style:parent-style-name="Heading_20_3">
      <style:text-properties officeooo:rsid="000d9931" officeooo:paragraph-rsid="000d9931"/>
    </style:style>
    <style:style style:name="P3" style:family="paragraph" style:parent-style-name="Text_20_body">
      <style:text-properties fo:font-size="14pt" fo:font-weight="bold" officeooo:rsid="000b52e8" officeooo:paragraph-rsid="000b52e8" style:font-size-asian="14pt" style:font-weight-asian="bold" style:font-size-complex="14pt" style:font-weight-complex="bold"/>
    </style:style>
    <style:style style:name="P4" style:family="paragraph" style:parent-style-name="Text_20_body" style:list-style-name="L1">
      <style:text-properties fo:font-size="12pt" fo:font-weight="normal" officeooo:rsid="000b52e8" officeooo:paragraph-rsid="000b52e8" style:font-size-asian="10.5pt" style:font-weight-asian="normal" style:font-size-complex="12pt" style:font-weight-complex="normal"/>
    </style:style>
    <style:style style:name="P5" style:family="paragraph" style:parent-style-name="Text_20_body" style:list-style-name="L3">
      <style:text-properties fo:font-size="12pt" fo:font-weight="normal" officeooo:rsid="000d104b" officeooo:paragraph-rsid="000d104b" style:font-size-asian="10.5pt" style:font-weight-asian="normal" style:font-size-complex="12pt" style:font-weight-complex="normal"/>
    </style:style>
    <style:style style:name="P6" style:family="paragraph" style:parent-style-name="Text_20_body" style:list-style-name="L6">
      <style:text-properties fo:font-size="12pt" fo:font-weight="normal" officeooo:rsid="000d9931" officeooo:paragraph-rsid="000d9931" style:font-size-asian="10.5pt" style:font-weight-asian="normal" style:font-size-complex="12pt" style:font-weight-complex="normal"/>
    </style:style>
    <style:style style:name="P7" style:family="paragraph" style:parent-style-name="Text_20_body">
      <style:text-properties fo:font-size="12pt" fo:font-weight="normal" officeooo:rsid="000d9931" officeooo:paragraph-rsid="000d9931" style:font-size-asian="10.5pt" style:font-weight-asian="normal" style:font-size-complex="12pt" style:font-weight-complex="normal"/>
    </style:style>
    <style:style style:name="P8" style:family="paragraph" style:parent-style-name="Text_20_body" style:list-style-name="L7">
      <style:text-properties fo:font-size="12pt" fo:font-weight="normal" officeooo:rsid="000d9931" officeooo:paragraph-rsid="000d9931" style:font-size-asian="10.5pt" style:font-weight-asian="normal" style:font-size-complex="12pt" style:font-weight-complex="normal"/>
    </style:style>
    <style:style style:name="P9" style:family="paragraph" style:parent-style-name="Text_20_body" style:list-style-name="L2">
      <style:text-properties fo:font-size="12pt" fo:font-weight="normal" officeooo:rsid="000b52e8" officeooo:paragraph-rsid="000b52e8" style:font-size-asian="12pt" style:font-weight-asian="normal" style:font-size-complex="12pt" style:font-weight-complex="normal"/>
    </style:style>
    <style:style style:name="P10" style:family="paragraph" style:parent-style-name="Text_20_body">
      <style:text-properties officeooo:paragraph-rsid="000d104b"/>
    </style:style>
    <style:style style:name="P11" style:family="paragraph" style:parent-style-name="Text_20_body" style:list-style-name="L4">
      <style:text-properties officeooo:rsid="000d9931" officeooo:paragraph-rsid="000d9931"/>
    </style:style>
    <style:style style:name="P12" style:family="paragraph" style:parent-style-name="Text_20_body">
      <style:text-properties officeooo:rsid="000d9931" officeooo:paragraph-rsid="000d9931"/>
    </style:style>
    <style:style style:name="P13" style:family="paragraph" style:parent-style-name="Text_20_body">
      <style:text-properties officeooo:paragraph-rsid="000d9931"/>
    </style:style>
    <style:style style:name="P14" style:family="paragraph" style:parent-style-name="Text_20_body">
      <style:text-properties officeooo:rsid="000f92f0" officeooo:paragraph-rsid="000f92f0"/>
    </style:style>
    <style:style style:name="P15" style:family="paragraph" style:parent-style-name="Text_20_body">
      <style:text-properties officeooo:paragraph-rsid="0009bb47"/>
    </style:style>
    <style:style style:name="T1" style:family="text">
      <style:text-properties officeooo:rsid="0009bb47"/>
    </style:style>
    <style:style style:name="T2" style:family="text">
      <style:text-properties officeooo:rsid="000b52e8"/>
    </style:style>
    <style:style style:name="T3" style:family="text">
      <style:text-properties fo:font-size="14pt" fo:font-weight="bold" officeooo:rsid="000b52e8" style:font-size-asian="14pt" style:font-weight-asian="bold" style:font-size-complex="14pt" style:font-weight-complex="bold"/>
    </style:style>
    <style:style style:name="T4" style:family="text">
      <style:text-properties officeooo:rsid="000b941c"/>
    </style:style>
    <style:style style:name="T5" style:family="text">
      <style:text-properties officeooo:rsid="000d104b"/>
    </style:style>
    <style:style style:name="T6" style:family="text">
      <style:text-properties officeooo:rsid="000d9931"/>
    </style:style>
    <style:style style:name="T7" style:family="text">
      <style:text-properties officeooo:rsid="000f92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nsors in Autonomous Vehicles</text:h>
      <text:h text:style-name="Heading_20_2" text:outline-level="2">Types of <text:span text:style-name="T1">Sensors</text:span></text:h>
      <text:p text:style-name="Text_20_body"><text:tab/><text:span text:style-name="T1">Sensors used in autonomous vehicles are classified into 3 types. Camera sensors, RADAR and LIDAR.</text:span></text:p>
      <text:h text:style-name="P1" text:outline-level="3">RADAR <text:span text:style-name="T7">and Ultrasonic sensors</text:span></text:h>
      <text:p text:style-name="P15"><text:tab/><text:span text:style-name="T1">RADAR stands for radio detection and ranging. Radio waves are sent from the sensor, which can be used to determine the presence of an object, its distance from the vehicle and the speed of the object</text:span><text:span text:style-name="T2">. </text:span><text:span text:style-name="T6">They find popular use in driver assistance systems. </text:span><text:span text:style-name="T7">This is used for long range detection. Ultrasonic sensors use ultrasonic waves and are used for short range detection</text:span></text:p>
      <text:p text:style-name="P3">Advantages :</text:p>
      <text:list xml:id="list4052915611" text:style-name="L1">
        <text:list-item>
          <text:p text:style-name="P4">It is relatively cheap compared to other detection sensors.</text:p>
        </text:list-item>
        <text:list-item>
          <text:p text:style-name="P4">There is no interference from weather conditions such as fog, rain etc.</text:p>
        </text:list-item>
      </text:list>
      <text:p text:style-name="P3">Disadvantages:</text:p>
      <text:list xml:id="list2008776538" text:style-name="L2">
        <text:list-item>
          <text:p text:style-name="P9">It is very noisy</text:p>
        </text:list-item>
      </text:list>
      <text:h text:style-name="Heading_20_3" text:outline-level="3">Camera sensor</text:h>
      <text:p text:style-name="P10"><text:tab/><text:span text:style-name="T4">Camera sensors capture images and interpret the objects around them. </text:span><text:span text:style-name="T5">Information from multiple cameras can be superimposed to obtain 360° vision.</text:span></text:p>
      <text:p text:style-name="P10"><text:span text:style-name="T5"><text:s/></text:span><text:span text:style-name="T3">Advantages :</text:span></text:p>
      <text:list xml:id="list3812831364" text:style-name="L3">
        <text:list-item>
          <text:p text:style-name="P5">It can produce 360° images. Luxury cars can even have 3D cameras.</text:p>
        </text:list-item>
      </text:list>
      <text:p text:style-name="P10"><text:span text:style-name="T3">Disadvantages:</text:span><text:tab/></text:p>
      <text:list xml:id="list2247727455" text:style-name="L4">
        <text:list-item>
          <text:p text:style-name="P11">Weather conditions affect the output of the images drastically.</text:p>
        </text:list-item>
      </text:list>
      <text:h text:style-name="P2" text:outline-level="3">LIDAR</text:h>
      <text:p text:style-name="P13"><text:tab/><text:span text:style-name="T6">Lidar stands for Light detection and ranging. They use lasers for detecting objects. They are capable of capturing spatial images. They are currently in use for military systems</text:span></text:p>
      <text:p text:style-name="P12"><text:span text:style-name="T5"><text:s/></text:span><text:span text:style-name="T3">Advantages :</text:span></text:p>
      <text:list xml:id="list3329956296" text:style-name="L6">
        <text:list-item>
          <text:p text:style-name="P6">They have a full field of vision since they essentially create a 3D Map of the surroundings.</text:p>
        </text:list-item>
        <text:list-item>
          <text:p text:style-name="P6">They are not affected by weather conditions since they use light for detection.</text:p>
        </text:list-item>
      </text:list>
      <text:p text:style-name="P7"><text:span text:style-name="T3">Disadvantages:</text:span></text:p>
      <text:list xml:id="list2090136573" text:style-name="L7">
        <text:list-item>
          <text:p text:style-name="P8">They are very costly</text:p>
        </text:list-item>
      </text:list>
      <text:p text:style-name="P7"/>
      <text:h text:style-name="Heading_20_2" text:outline-level="2"><text:soft-page-break/>Sensor Fusion</text:h>
      <text:p text:style-name="P14"><text:tab/>Sensor fusion is the process of using multiple sensors i.e Camera, RADAR, LIDAR and Ultrasonic, etc. Simultaneously to interpret the surroundings of the object. This makes sure we utilise the advantages of all the sensors while offsetting the disadvanta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02:20:36.229214207</meta:creation-date>
    <dc:date>2022-04-20T11:51:07.738360621</dc:date>
    <meta:editing-duration>PT16M59S</meta:editing-duration>
    <meta:editing-cycles>2</meta:editing-cycles>
    <meta:generator>LibreOffice/6.4.7.2$Linux_X86_64 LibreOffice_project/40$Build-2</meta:generator>
    <meta:document-statistic meta:table-count="0" meta:image-count="0" meta:object-count="0" meta:page-count="2" meta:paragraph-count="25" meta:word-count="279" meta:character-count="1710" meta:non-whitespace-character-count="1456"/>
  </office:meta>
</office:document-meta>
</file>